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  <style:style style:name="P2" style:family="paragraph" style:parent-style-name="Standard">
      <style:text-properties officeooo:paragraph-rsid="00196b24"/>
    </style:style>
    <style:style style:name="P3" style:family="paragraph" style:parent-style-name="Standard">
      <style:text-properties officeooo:paragraph-rsid="001a0a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include &lt;stdio.h&gt;<text:line-break/>int main()<text:line-break/>{<text:line-break/><text:line-break/> <text:s text:c="3"/>int n, m, i, j, k;<text:line-break/> <text:s text:c="3"/>n = 5;<text:line-break/> <text:s text:c="3"/>m = 3; <text:line-break/> <text:s text:c="3"/>int alloc[5][3] = { { 0, 1, 0 }, <text:line-break/> <text:s text:c="23"/>{ 2, 0, 0 }, <text:line-break/> <text:s text:c="23"/>{ 3, 0, 2 }, <text:line-break/> <text:s text:c="23"/>{ 2, 1, 1 }, <text:line-break/> <text:s text:c="23"/>{ 0, 0, 2 } }; <text:line-break/> <text:line-break/> <text:s text:c="3"/>int max[5][3] = { { 7, 5, 3 }, <text:line-break/> <text:s text:c="21"/>{ 3, 2, 2 }, <text:line-break/> <text:s text:c="21"/>{ 9, 0, 2 }, <text:line-break/> <text:s text:c="21"/>{ 2, 2, 2 }, <text:line-break/> <text:s text:c="21"/>{ 4, 3, 3 } }; <text:line-break/> <text:line-break/> <text:s text:c="3"/>int avail[3] = { 3, 3, 2 }; <text:line-break/> <text:line-break/> <text:s text:c="3"/>int f[n], ans[n], ind = 0;<text:line-break/> <text:s text:c="3"/>for (k = 0; k &lt; n; k++) {<text:line-break/> <text:s text:c="7"/>f[k] = 0;<text:line-break/> <text:s text:c="3"/>}<text:line-break/> <text:s text:c="3"/>int need[n][m];<text:line-break/> <text:s text:c="3"/>for (i = 0; i &lt; n; i++) {<text:line-break/> <text:s text:c="7"/>for (j = 0; j &lt; m; j++)<text:line-break/> <text:s text:c="11"/>need[i][j] = max[i][j] - alloc[i][j];<text:line-break/> <text:s text:c="3"/>}<text:line-break/> <text:s text:c="3"/>int y = 0;<text:line-break/> <text:s text:c="3"/>for (k = 0; k &lt; 5; k++) {<text:line-break/> <text:s text:c="7"/>for (i = 0; i &lt; n; i++) {<text:line-break/> <text:s text:c="11"/>if (f[i] == 0) {<text:line-break/> <text:line-break/> <text:s text:c="15"/>int flag = 0;<text:line-break/> <text:s text:c="15"/>for (j = 0; j &lt; m; j++) {<text:line-break/> <text:s text:c="19"/>if (need[i][j] &gt; avail[j]){<text:line-break/> <text:s text:c="23"/>flag = 1;<text:line-break/> <text:s text:c="24"/>break;<text:line-break/> <text:s text:c="19"/>}<text:line-break/> <text:s text:c="15"/>}<text:line-break/> <text:s text:c="15"/>if (flag == 0) {<text:line-break/> <text:s text:c="19"/>ans[ind++] = i;<text:line-break/> <text:s text:c="19"/>for (y = 0; y &lt; m; y++)<text:line-break/> <text:s text:c="23"/>avail[y] += alloc[i][y];<text:line-break/> <text:s text:c="19"/>f[i] = 1;<text:line-break/> <text:s text:c="15"/>}<text:line-break/> <text:s text:c="11"/>}<text:line-break/><text:soft-page-break/> <text:s text:c="7"/>}<text:line-break/> <text:s text:c="3"/>}<text:line-break/> <text:s text:c="5"/>int flag = 1;<text:line-break/> <text:s text:c="6"/><text:line-break/> <text:s text:c="5"/>for(int i=0;i&lt;n;i++)<text:line-break/> <text:s text:c="3"/>{<text:line-break/> <text:s text:c="5"/>if(f[i]==0)<text:line-break/> <text:s text:c="5"/>{<text:line-break/> <text:s text:c="7"/>flag=0;<text:line-break/> <text:s text:c="8"/>printf("The following system is not safe");<text:line-break/> <text:s text:c="7"/>break;<text:line-break/> <text:s text:c="5"/>}<text:line-break/> <text:s text:c="3"/>}<text:line-break/> <text:s text:c="4"/><text:line-break/> <text:s text:c="5"/>if(flag==1)<text:line-break/> <text:s text:c="3"/>{<text:line-break/> <text:s text:c="5"/>printf("Following is the SAFE Sequence\n");<text:line-break/> <text:s text:c="5"/>for (i = 0; i &lt; n - 1; i++)<text:line-break/> <text:s text:c="7"/>printf(" P%d -&gt;", ans[i]);<text:line-break/> <text:s text:c="5"/>printf(" P%d", ans[n - 1]);<text:line-break/> <text:s text:c="3"/>}<text:line-break/> <text:s text:c="4"/><text:line-break/> <text:line-break/> <text:s text:c="3"/>return (0);<text:line-break/> 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2:03:15.127000000</dc:date>
    <meta:editing-duration>PT1H2M56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" meta:word-count="254" meta:character-count="1692" meta:non-whitespace-character-count="722"/>
  </office:meta>
</office:document-meta>
</file>